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ad" officeooo:paragraph-rsid="000fd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O trabalho é um sistema de gerenciamento de funcionários. Um funcionário base e duas subclasses que representam o gerente e o operário. Os funcionários terão ações diferentes para aplicar o polimorfismo. Também foi usado encapsulamento para proteger as informações de cada funcionário.</text:p>
      <text:p text:style-name="Standard"/>
      <text:p text:style-name="Standard">Este sistema simula uma gestão de funcionários, onde temos três tipos de funcionários:</text:p>
      <text:p text:style-name="Standard"/>
      <text:p text:style-name="Standard"><text:tab/>A classe Funcionario.java é a base para as outras duas classes. Ela contém atributos e métodos comuns, como nome e salário, e um método abstrato realizarAtividade(), que será implementado pelas subclasses.</text:p>
      <text:p text:style-name="Standard"/>
      <text:p text:style-name="P1"><text:tab/>{ IMAGEM FUNCIONARIO.JAVA}</text:p>
      <text:p text:style-name="Standard"/>
      <text:p text:style-name="Standard"><text:tab/>A classe Gerente.java herda de Funcionario, mas adiciona um bônus ao pagamento e implementa a atividade específica para um gerente.</text:p>
      <text:p text:style-name="Standard"/>
      <text:p text:style-name="P1"><text:tab/>{ IMAGEM GERENTE.JAVA}</text:p>
      <text:p text:style-name="Standard"/>
      <text:p text:style-name="Standard"><text:tab/>A classe Operario.java também herda de Funcionario, mas inclui um atributo para as horas extras e calcula o pagamento com base nisso.</text:p>
      <text:p text:style-name="Standard"/>
      <text:p text:style-name="P1"><text:tab/>{ IMAGEM OPERARIO.JAVA}</text:p>
      <text:p text:style-name="Standard"/>
      <text:p text:style-name="Standard">Herança:</text:p>
      <text:p text:style-name="Standard">As classes Gerente e Operario herdam da classe Funcionario</text:p>
      <text:p text:style-name="Standard"/>
      <text:p text:style-name="Standard">Polimorfismo:</text:p>
      <text:p text:style-name="Standard">Os métodos realizarAtividade() e calcularPagamento() são exemplos de polimorfismo porque dependem do tipo do funcionário.</text:p>
      <text:p text:style-name="Standard"/>
      <text:p text:style-name="Standard">Encapsulamento:</text:p>
      <text:p text:style-name="Standard">Os dados privados de Funcionario(nome e salário) são acessados por meio de métodos públic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ictor do Espirito Santo Farias<text:tab/><text:tab/><text:tab/><text:tab/><text:tab/><text:tab/><text:tab/> <text:s text:c="5"/>20240355790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9:36:29.877000000</meta:creation-date>
    <dc:date>2025-06-03T19:48:22.801000000</dc:date>
    <meta:editing-duration>PT11M34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184" meta:character-count="1280" meta:non-whitespace-character-count="1092"/>
  </office:meta>
</office:document-meta>
</file>